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cmr10" svg:font-family="cmr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0c0c0" draw:opacity-name="Transparency_20_3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svg:stroke-color="#000000" draw:marker-start-width="0.23cm" draw:marker-end-width="0.23cm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.05cm" svg:stroke-color="#4c4c4c" draw:marker-start-width="0.28cm" draw:marker-end-width="0.28cm" draw:fill="none" draw:fill-color="#b0ccff" draw:textarea-horizontal-align="left" draw:textarea-vertical-align="middle" draw:auto-grow-height="false" fo:min-height="0.475cm" fo:padding-top="0.15cm" fo:padding-bottom="0.15cm" fo:padding-left="0.15cm" fo:padding-right="0.15cm"/>
    </style:style>
    <style:style style:name="gr4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width="0.05cm" svg:stroke-color="#4c4c4c" draw:marker-start-width="0.28cm" draw:marker-end-width="0.28cm" draw:fill="none" draw:fill-color="#b0ccff" draw:textarea-horizontal-align="left" draw:textarea-vertical-align="top" draw:auto-grow-height="true" fo:min-height="3.491cm" fo:padding-top="0.15cm" fo:padding-bottom="0.15cm" fo:padding-left="0.15cm" fo:padding-right="0.15cm"/>
    </style:style>
    <style:style style:name="gr6" style:family="graphic" style:parent-style-name="standard">
      <style:graphic-properties draw:stroke="solid" svg:stroke-width="0.02cm" svg:stroke-color="#000000" draw:marker-start-width="0.23cm" draw:marker-end-width="0.23cm" draw:fill="solid" draw:fill-color="#ffff99" draw:textarea-horizontal-align="left" draw:textarea-vertical-align="middle" draw:auto-grow-height="false" fo:min-height="0.5cm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5cm" svg:stroke-color="#4c4c4c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05cm" svg:stroke-color="#4c4c4c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4c4c4c" draw:marker-start-width="0.28cm" draw:marker-end-width="0.28cm" draw:fill="solid" draw:fill-color="#b0ccff" draw:textarea-horizontal-align="left" draw:textarea-vertical-align="middle" draw:auto-grow-height="false" fo:min-height="0.475cm" fo:padding-top="0.15cm" fo:padding-bottom="0.15cm" fo:padding-left="0.275cm" fo:padding-right="0.275cm"/>
    </style:style>
    <style:style style:name="P1" style:family="paragraph">
      <loext:graphic-properties draw:fill-color="#c0c0c0" draw:opacity-name="Transparency_20_3"/>
      <style:paragraph-properties fo:text-align="center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 draw:fill-color="#b0ccff"/>
      <style:text-properties style:font-name="cmr10" fo:font-weight="bold" style:font-weight-asian="bold" style:font-weight-complex="bold"/>
    </style:style>
    <style:style style:name="P4" style:family="paragraph">
      <loext:graphic-properties draw:fill="none" draw:fill-color="#b0ccff"/>
      <style:text-properties style:font-name="cmr10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.1cm"/>
    </style:style>
    <style:style style:name="P7" style:family="paragraph">
      <loext:graphic-properties draw:fill="none" draw:fill-color="#b0ccff"/>
      <style:paragraph-properties fo:margin-top="0cm" fo:margin-bottom="0.1cm"/>
      <style:text-properties style:font-name="Monaco"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solid" draw:fill-color="#ffff99"/>
      <style:text-properties style:font-name="Monaco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b0ccff"/>
      <style:text-properties style:font-name="cmr10"/>
    </style:style>
    <style:style style:name="T1" style:family="text">
      <style:text-properties style:font-name="cmr10" fo:font-weight="bold" style:font-weight-asian="bold" style:font-weight-complex="bold"/>
    </style:style>
    <style:style style:name="T2" style:family="text">
      <style:text-properties style:font-name="cmr10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Monaco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mr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25cm" svg:x="0.25cm" svg:y="5.75cm">
          <text:p/>
          <draw:enhanced-geometry svg:viewBox="0 0 21600 21600" draw:mirror-vertical="true" draw:glue-points="?f6 0 10800 ?f8 ?f11 10800 ?f9 21600 10800 ?f10 ?f5 10800" draw:text-areas="?f3 ?f3 ?f4 ?f4" draw:type="parallelogram" draw:modifiers="10975.83547557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2.75cm" svg:height="6.75cm" svg:x="2cm" svg:y="0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75cm" svg:height="1cm" svg:x="2.25cm" svg:y="0.5cm">
          <draw:text-box>
            <text:p><text:span text:style-name="T1">Nanopublication</text:span></text:p>
          </draw:text-box>
        </draw:frame>
        <draw:frame draw:style-name="gr3" draw:text-style-name="P4" draw:layer="layout" svg:width="11.5cm" svg:height="1cm" svg:x="2.25cm" svg:y="1.75cm">
          <draw:text-box>
            <text:p><text:span text:style-name="T2">Assertion:</text:span></text:p>
          </draw:text-box>
        </draw:frame>
        <draw:line draw:style-name="gr4" draw:text-style-name="P5" draw:layer="layout" svg:x1="2.25cm" svg:y1="1.5cm" svg:x2="24.5cm" svg:y2="1.5cm">
          <text:p/>
        </draw:line>
        <draw:frame draw:style-name="gr5" draw:text-style-name="P7" draw:layer="layout" svg:width="10cm" svg:height="3.791cm" svg:x="14.5cm" svg:y="2.75cm">
          <draw:text-box>
            <text:p text:style-name="P6"><text:span text:style-name="T3">was derived from: StudyX</text:span></text:p>
            <text:p text:style-name="P6"><text:span text:style-name="T3">created on: 2013-01-01</text:span></text:p>
            <text:p text:style-name="P6"><text:span text:style-name="T3">created by: Isabelle Dubois</text:span></text:p>
            <text:p text:style-name="P6"><text:span text:style-name="T3">is part of: NanoPubCollection1</text:span></text:p>
            <text:p text:style-name="P6"><text:span text:style-name="T3">license: CC-BY</text:span></text:p>
          </draw:text-box>
        </draw:frame>
        <draw:frame draw:style-name="gr3" draw:text-style-name="P4" draw:layer="layout" svg:width="10cm" svg:height="1cm" svg:x="14.5cm" svg:y="1.75cm">
          <draw:text-box>
            <text:p><text:span text:style-name="T2">Provenance:</text:span></text:p>
          </draw:text-box>
        </draw:frame>
        <draw:g>
          <draw:frame draw:style-name="gr6" draw:text-style-name="P8" draw:layer="layout" svg:width="2.75cm" svg:height="0.5cm" svg:x="9.75cm" svg:y="3.5cm">
            <draw:text-box draw:corner-radius="0.3cm">
              <text:p/>
            </draw:text-box>
          </draw:frame>
          <draw:line draw:style-name="gr7" draw:text-style-name="P5" draw:layer="layout" svg:x1="12.75cm" svg:y1="3cm" svg:x2="11.25cm" svg:y2="3.5cm">
            <text:p/>
          </draw:line>
          <draw:custom-shape draw:style-name="gr8" draw:text-style-name="P9" draw:layer="layout" svg:width="11.25cm" svg:height="3.25cm" svg:x="2.5cm" svg:y="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0" draw:layer="layout" svg:width="11.25cm" svg:height="1cm" svg:x="2.5cm" svg:y="2.75cm">
            <draw:text-box draw:corner-radius="0.3cm">
              <text:p><text:span text:style-name="T4">Malaria is transmitted by mosquitoes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cmr10" svg:font-family="cmr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opacity draw:name="Transparency_20_3" draw:display-name="Transparency 3" draw:style="linear" draw:start="0%" draw:end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7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2-06-11T16:42:22</meta:creation-date>
    <dc:date>2018-08-27T06:43:02.054710743</dc:date>
    <dc:creator>Tobias Kuhn</dc:creator>
    <meta:editing-duration>PT2H7M30S</meta:editing-duration>
    <meta:editing-cycles>69</meta:editing-cycles>
    <meta:generator>LibreOffice/6.0.3.2$Linux_X86_64 LibreOffice_project/00m0$Build-2</meta:generator>
    <meta:document-statistic meta:object-count="12"/>
  </office:meta>
</office:document-meta>
</file>